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stingQuery.getSimilarity( Searcher searc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stingQuery.rewrite(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oostingQuery.BoostingQuery( Query match , Query context , float bo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stingQuery.coord( int overlap , int ma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oosting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